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3fe" officeooo:paragraph-rsid="000493fe"/>
    </style:style>
    <style:style style:name="P2" style:family="paragraph" style:parent-style-name="Standard">
      <style:text-properties officeooo:rsid="0007c262" officeooo:paragraph-rsid="0007c262"/>
    </style:style>
    <style:style style:name="P3" style:family="paragraph" style:parent-style-name="Standard">
      <style:text-properties officeooo:rsid="0009ab18" officeooo:paragraph-rsid="0009ab18"/>
    </style:style>
    <style:style style:name="P4" style:family="paragraph" style:parent-style-name="Standard">
      <style:text-properties officeooo:rsid="000e34ed" officeooo:paragraph-rsid="000e34ed"/>
    </style:style>
    <style:style style:name="P5" style:family="paragraph" style:parent-style-name="Standard">
      <style:text-properties officeooo:rsid="000e34ed" officeooo:paragraph-rsid="001cadff"/>
    </style:style>
    <style:style style:name="P6" style:family="paragraph" style:parent-style-name="Standard">
      <style:text-properties officeooo:rsid="000f4606" officeooo:paragraph-rsid="000f4606"/>
    </style:style>
    <style:style style:name="P7" style:family="paragraph" style:parent-style-name="Standard">
      <style:text-properties officeooo:rsid="00113f74" officeooo:paragraph-rsid="00113f74"/>
    </style:style>
    <style:style style:name="P8" style:family="paragraph" style:parent-style-name="Standard">
      <style:text-properties officeooo:rsid="00132cd5" officeooo:paragraph-rsid="00132cd5"/>
    </style:style>
    <style:style style:name="P9" style:family="paragraph" style:parent-style-name="Standard">
      <style:text-properties officeooo:rsid="0015d3f2" officeooo:paragraph-rsid="0015d3f2"/>
    </style:style>
    <style:style style:name="P10" style:family="paragraph" style:parent-style-name="Standard">
      <style:text-properties officeooo:rsid="0015d3f2" officeooo:paragraph-rsid="0016e95f"/>
    </style:style>
    <style:style style:name="P11" style:family="paragraph" style:parent-style-name="Standard">
      <style:text-properties officeooo:rsid="0015d3f2" officeooo:paragraph-rsid="001b7a1e"/>
    </style:style>
    <style:style style:name="P12" style:family="paragraph" style:parent-style-name="Standard">
      <style:text-properties fo:font-weight="bold" officeooo:rsid="000e34ed" officeooo:paragraph-rsid="000e34ed" style:font-weight-asian="bold" style:font-weight-complex="bold"/>
    </style:style>
    <style:style style:name="P13" style:family="paragraph" style:parent-style-name="Standard">
      <style:text-properties fo:font-weight="bold" officeooo:rsid="001e4aed" officeooo:paragraph-rsid="001e4aed" style:font-weight-asian="bold" style:font-weight-complex="bold"/>
    </style:style>
    <style:style style:name="P14" style:family="paragraph" style:parent-style-name="Standard">
      <style:text-properties officeooo:rsid="00182e69" officeooo:paragraph-rsid="00182e69"/>
    </style:style>
    <style:style style:name="P15" style:family="paragraph" style:parent-style-name="Standard">
      <style:text-properties officeooo:rsid="001cadff" officeooo:paragraph-rsid="001cadff"/>
    </style:style>
    <style:style style:name="P16" style:family="paragraph" style:parent-style-name="Standard">
      <style:text-properties fo:font-weight="normal" officeooo:rsid="001e4aed" officeooo:paragraph-rsid="001e4aed" style:font-weight-asian="normal" style:font-weight-complex="normal"/>
    </style:style>
    <style:style style:name="P17" style:family="paragraph" style:parent-style-name="Standard">
      <style:text-properties fo:font-weight="normal" officeooo:rsid="001e4aed" officeooo:paragraph-rsid="0020405d" style:font-weight-asian="normal" style:font-weight-complex="normal"/>
    </style:style>
    <style:style style:name="P18" style:family="paragraph" style:parent-style-name="Standard">
      <style:text-properties fo:font-weight="normal" officeooo:rsid="001e4aed" officeooo:paragraph-rsid="0020b08a" style:font-weight-asian="normal" style:font-weight-complex="normal"/>
    </style:style>
    <style:style style:name="P19" style:family="paragraph" style:parent-style-name="Standard">
      <style:text-properties officeooo:rsid="00267a17" officeooo:paragraph-rsid="00267a17"/>
    </style:style>
    <style:style style:name="T1" style:family="text">
      <style:text-properties officeooo:rsid="0006924f"/>
    </style:style>
    <style:style style:name="T2" style:family="text">
      <style:text-properties officeooo:rsid="0007df6c"/>
    </style:style>
    <style:style style:name="T3" style:family="text">
      <style:text-properties officeooo:rsid="000b07d9"/>
    </style:style>
    <style:style style:name="T4" style:family="text">
      <style:text-properties officeooo:rsid="00113f74"/>
    </style:style>
    <style:style style:name="T5" style:family="text">
      <style:text-properties officeooo:rsid="0015d3f2"/>
    </style:style>
    <style:style style:name="T6" style:family="text">
      <style:text-properties officeooo:rsid="0016e95f"/>
    </style:style>
    <style:style style:name="T7" style:family="text">
      <style:text-properties officeooo:rsid="0019d849"/>
    </style:style>
    <style:style style:name="T8" style:family="text">
      <style:text-properties officeooo:rsid="001b7a1e"/>
    </style:style>
    <style:style style:name="T9" style:family="text">
      <style:text-properties officeooo:rsid="001cadff"/>
    </style:style>
    <style:style style:name="T10" style:family="text">
      <style:text-properties officeooo:rsid="0020405d"/>
    </style:style>
    <style:style style:name="T11" style:family="text">
      <style:text-properties officeooo:rsid="0020b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ção geral do aprendo</text:p>
      <text:p text:style-name="P1"/>
      <text:p text:style-name="P1">A pasta do jogo aprendo dentro da pasta desenvolvimento tem o projeto react-native com node.js e android, o package.json com as dependências, o index.js que é o ponto de entrada, os códigos fonte e os recursos. Também tem um arquivo makefile que por padrão abre o emulador de celular android, com permissão de superusuário inicia o servidor do react para desenvolvimento, cria no emulador a mais recente build do aplicativo e inicia o terminal para logs do celular emulador.</text:p>
      <text:p text:style-name="P1"/>
      <text:p text:style-name="P1">Os arquivos e uma breve explicação:</text:p>
      <text:p text:style-name="P1">O arquivo index.js faz <text:span text:style-name="T1">a </text:span>importação dos módulos <text:span text:style-name="T1">que são também as telas do jogo localizadas na pasta screen do código fonte em src. Também importa o módulo de navegação entra telas que precisa ser configurado para estar ciente das screens que antecedem a atual, sem a referência ao voltar a tela o jogo fecha. Uma configuração default que foi setada era para desaparecer a barra superior de navegação das telas, porém percebeu-se que em alguns celulares a barra aparecia e um pouco desconfigurada, já em outros modelos comportava como o esperado e estava invisível. </text:span></text:p>
      <text:p text:style-name="P1"/>
      <text:p text:style-name="P2">A pasta android tem o código gerado pelo react-native o qual é um projeto padrão com os arquivos necessário para andoid, código fonte em .java, o arquivo manifest, gradle e arquivos de configuração. Algumas dependências do jogo em react native foram adicionadas manualmente no código nativo do android.</text:p>
      <text:p text:style-name="P2"/>
      <text:p text:style-name="P2">A pasta node_modules apresenta os vários módulos do node instalados em background</text:p>
      <text:p text:style-name="P2"/>
      <text:p text:style-name="P2">A pasta resource <text:span text:style-name="T2">tem as imagens de todas as equações de perguntas usada no módulo de classificação, as respostas usadas no módulo de resolução e seus arquivos index.js que mapeia o número das equações com a importação <text:s/>das mesmas dentro do jogo, a importação só se da porquê todas as imagens já possuem o termo “require(‘numero da equação’)” que é pré-processada antes da escolha da equação aleatória a ser importada dentro da fase. Outro arquivo importante que tem nessa pasta é o DADOS_GERAIS.json que possui os metadados das equações, quanto à todas classificações, tipo, ordem, homogeneidade e etc..</text:span></text:p>
      <text:p text:style-name="P2"/>
      <text:p text:style-name="P3">A pasta src apresenta o código fonte escrito em React (node.js).</text:p>
      <text:p text:style-name="P3">A modelagem da aplicação é possível visualizar no diagrama de classe. Tem-se a pasta dos componentes customizados, a pasta model (que tem o modelo de perguntas e respostas e classes construtoras da agregação de perguntas e respostas para o jogo), <text:s/>a pasta screens que contém as telas de jogo, sendo que algumas screens contém componentes que estão na pasta de componentes customizados. Tem o arquivo Service.js que realiza algumas tarefas auxiliares necessárias em partes misturadas do jogo, <text:span text:style-name="T3">como por exemplo embaralhar um array (conjunto de dados homogêneos), realizar uma cópia de valores de um array e escolher um item aleatório</text:span>. </text:p>
      <text:p text:style-name="P19"/>
      <text:p text:style-name="P19">A seguir uma explicação das funções desenvolvidas que estão na pasta SRC.</text:p>
      <text:p text:style-name="P13">PASTA: SRC</text:p>
      <text:p text:style-name="P16"><text:bookmark-start text:name="__DdeLink__173_1591537736"/>ARQUIVO:Service<text:bookmark-end text:name="__DdeLink__173_1591537736"/></text:p>
      <text:p text:style-name="P16">copiarArrayValor</text:p>
      <text:p text:style-name="P17"><text:tab/><text:span text:style-name="T10">recebe um vetor como parâmetro e copia apenas os seus valores sem manter a referência. Para isso criar um vetor vazio, percorre o recebido e escreve seus valores no novo vetor que será retornado.</text:span></text:p>
      <text:p text:style-name="P16"/>
      <text:p text:style-name="P16"><text:span text:style-name="T10">i</text:span>temAleatorio</text:p>
      <text:p text:style-name="P18"><text:tab/><text:span text:style-name="T11">recebe um vetor como parâmetro. Em caso de não pelo menos um elemento, nulo é retornado. Caso contrário com o apoio da biblioteca Math de matemática, um número flutuante </text:span><text:soft-page-break/><text:span text:style-name="T11">entre 0 e 1 é escolhido e multiplicado pelo comprimento do vetor. O número é arredondado para baixo e então o item nesta posição do vetor é retornado.</text:span></text:p>
      <text:p text:style-name="P16"/>
      <text:p text:style-name="P16"><text:span text:style-name="T11">e</text:span>mbaralha</text:p>
      <text:p text:style-name="P18"><text:tab/><text:span text:style-name="T11">recebe um vetor e aleatoriamente troca as posições dos valores</text:span></text:p>
      <text:p text:style-name="P16"><text:tab/></text:p>
      <text:p text:style-name="P4"/>
      <text:p text:style-name="P12"><text:span text:style-name="T5">PASTA:SRC/</text:span>SCREENS</text:p>
      <text:p text:style-name="P9">ARQUIVO:ModoDeJogo</text:p>
      <text:p text:style-name="P4">goClassificacao</text:p>
      <text:p text:style-name="P4"><text:tab/>a função goClassificacao utiliza a dependência Navigation e serve para redirecionar para a tela de classificação das equações diferenciais. Recebe como parâmetro um ID que é um identificador único do tipo string referente ao nome da screen que é para redirecionar.</text:p>
      <text:p text:style-name="P4"/>
      <text:p text:style-name="P4">goResolucao</text:p>
      <text:p text:style-name="P4"><text:tab/>a função goResolucao utiliza a dependência Navigation importada no projeto que serve para redirecionar para a tela de resolução das equações diferenciais. Recebe como parâmetro um ID que é um identificador único do tipo string referente ao nome da screen que é para redirecionar.</text:p>
      <text:p text:style-name="P4"/>
      <text:p text:style-name="P6"><text:span text:style-name="T4">e</text:span>nviarEstatísticas</text:p>
      <text:p text:style-name="P6"><text:tab/>a função enviarEstatisticas funciona de modo assíncrono e utiliza da dependência netInfo para checar seu dispositivo está conectado à internet. Caso o dispositivo não esteja, um alerta avisando ao usuário que não está conectado à Internet é acionado e retorna a página inicial da aplicação, caso haja conexão com a internet é checado se a matrícula digitada pelo usuário não é nula e ao remover os caracteres de barra de espaço verifica-se que não está vazio e que contém 8 dígitos. Em caso de matrícula inserida corretamente é acionado um loader enquanto as estatísticas locais do celular são capturados e formatadas para então realizar uma requisição ao servidor do Heroku na rota ‘/estatísticas’. O conteúdo JSON é formatado para string e então enviado. Após o processamento no servidor uma resposta é retornada para o aplicativo e a função enviarEstatisticas chama a função mostraResposta que tratará de mostrar a resposta <text:span text:style-name="T4">adequada</text:span> a depender do status de retorno do Servidor. <text:span text:style-name="T4">Em c</text:span>aso de alguma exceção ocorrer durante todo o processamento um alerta é mostrado a<text:span text:style-name="T4">o</text:span> usuári<text:span text:style-name="T4">o</text:span> indicando que houve erro com o servidor e pedindo para retornar mais tarde. <text:span text:style-name="T4">O loader </text:span>é desabilitado e novamente retorna-se a tela inicial da aplicação.</text:p>
      <text:p text:style-name="P6"/>
      <text:p text:style-name="P7">mostraResposta</text:p>
      <text:p text:style-name="P7"><text:tab/>a função mostraResposta é acionada pela função enviarEstatisticas e também assíncrona. Recebe como parâmetro a resposta do Servidor e o código de status. Caso a resposta tenha sucesso NÃO OKAY é mostrado um alerta para o usuário informando retorno não esperado e retorna-se à tela inicial. Em caso de resposta sucesso OKAY é carregado da memória local as estatísticas atuais e um loop percorre todas as fases do modo de classificação e de resolução zerando a quantidade de vezes que o jogador terminou de jogar, para que no próximo envio seja enviado apenas as variações entre o último envio e o atual. Após as estatísticas estarem zeradas, sstas são salvas na memória do celular e um alerta de estatísticas enviadas com sucesso é apresentado ao usuário, só então retorna-se a tela inicial.</text:p>
      <text:p text:style-name="P7"/>
      <text:p text:style-name="P7">criaMontagem </text:p>
      <text:p text:style-name="P7"><text:tab/>a função criaMontagem é acionada apenas na primeira vez o que o jogador acessa o jogo para então criar o template das estatísticas de classificação e resolução e todas as suas fases e assim é salvo na memória do celular. O tipo de dado das estatísticas é um Json.</text:p>
      <text:p text:style-name="P7"/>
      <text:p text:style-name="P8">storeData</text:p>
      <text:p text:style-name="P8"><text:soft-page-break/><text:tab/>a função storeData é acionada toda vez que um jogador entra no jogo. É tentado recuperar da memória uma variável chamada primeira_vez, caso esta variável seja nula significa que é a primeira vez do usuário no jogo, esta variável é então criada e salva na memória com valor falso para nas outras vezes não cair neste caso, chama-se a função criaMontagem para gerar o template das estatísticas. Caso a variável primeira_vez já exista e retorne o valor de falso, significa que não é a primeira vez do usuário no jogo e nada acontece.</text:p>
      <text:p text:style-name="P8"/>
      <text:p text:style-name="P9">ARQUIVO:ModoClassificacao</text:p>
      <text:p text:style-name="P9">carregaMundo</text:p>
      <text:p text:style-name="P10"><text:tab/><text:span text:style-name="T6">função assíncrona que tem como parâmetro o nome de mundo que será criado para ser repassado ao objeto agregação classificação. Este objeto serve para a função na hora de chamar a nova tela de mundo passando as propriedades: vetor de perguntas aleatórias criadas, vetor do número das imagens corretas, vetor das fases embaralhadas, o total de questões e o nome do mundo.</text:span></text:p>
      <text:p text:style-name="P9"><text:tab/></text:p>
      <text:p text:style-name="P9"><text:bookmark-start text:name="__DdeLink__171_1591537736"/>ARQUIVO:ModoResolucao<text:bookmark-end text:name="__DdeLink__171_1591537736"/></text:p>
      <text:p text:style-name="P14">carregaMundoResolucao</text:p>
      <text:p text:style-name="P14"><text:tab/>função assíncrona que recebe como parâmetro o nome do mundo para criar objeto agregaçãoResolução e passar para próxima screen chamada mundo_resolução junto com a propriedade todasPerguntas que é um vetor provido pelo objeto agregaçãoResolução</text:p>
      <text:p text:style-name="P9"><text:tab/></text:p>
      <text:p text:style-name="P9">ARQUIVO:Mundo</text:p>
      <text:p text:style-name="P9"><text:span text:style-name="T7">checaSeAcerto</text:span></text:p>
      <text:p text:style-name="P11"><text:tab/><text:span text:style-name="T8">função assíncrona é ativada assim que alguma opção de classificação é clickada. Recebe como parâmetro o número da tentativa da rodada, que varia de 1 a 4. Caso o número da tentativa clicada seja igual ao da pergunta correta o número da perguntaAtual é incrementado e o número da quantidade de perguntasCorretas também é incrementado apenas em caso de não ser a última pergunta. Em caso de ser a última pergunta e tentativa estiver correta as estatísticas são atualizadas com o incremento de uma vitória na fase jogada do módulo de classificação. Ao vencer a fase um alerta de parabenização é mostrado e abre-se uma janela que ao ser confirmada retorna à tela de classificação. No caso de tentativa incorreta é mostrado um alerta de tente novamente e retorna-se à questão pendente. </text:span></text:p>
      <text:p text:style-name="P11"/>
      <text:p text:style-name="P9">ARQUIVO:MundoResolucao</text:p>
      <text:p text:style-name="P5"><text:span text:style-name="T9">carregaPaginaAnterior</text:span></text:p>
      <text:p text:style-name="P5"><text:tab/><text:span text:style-name="T9">utiliza a dependência Navigation e apenas fecha a página atual que a página anterior já está na pilha e passa então a ser a atual.</text:span></text:p>
      <text:p text:style-name="P5"/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5:00:52.824012673</meta:creation-date>
    <dc:date>2019-05-29T01:36:41.551501029</dc:date>
    <meta:editing-duration>PT16H50M34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3" meta:paragraph-count="47" meta:word-count="1399" meta:character-count="8652" meta:non-whitespace-character-count="7275"/>
  </office:meta>
</office:document-meta>
</file>